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oto Sans" svg:font-family="'Noto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8701in" table:align="margins"/>
    </style:style>
    <style:style style:name="Table1.A" style:family="table-column">
      <style:table-column-properties style:column-width="3.9347in" style:rel-column-width="5666*"/>
    </style:style>
    <style:style style:name="Table1.B" style:family="table-column">
      <style:table-column-properties style:column-width="3.9354in" style:rel-column-width="56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 Mono" fo:font-size="8pt" officeooo:rsid="00022538" officeooo:paragraph-rsid="00022538" style:font-size-asian="8pt" style:font-size-complex="8pt"/>
    </style:style>
    <style:style style:name="P2" style:family="paragraph" style:parent-style-name="Standard">
      <style:text-properties style:font-name="DejaVu Sans Mono" fo:font-size="8pt" officeooo:rsid="00022538" officeooo:paragraph-rsid="0006c8b1" style:font-size-asian="8pt" style:font-size-complex="8pt"/>
    </style:style>
    <style:style style:name="P3" style:family="paragraph" style:parent-style-name="Standard">
      <style:text-properties style:font-name="DejaVu Sans Mono" fo:font-size="8pt" officeooo:rsid="0006c8b1" officeooo:paragraph-rsid="00081fc8" style:font-size-asian="8pt" style:font-size-complex="8pt"/>
    </style:style>
    <style:style style:name="P4" style:family="paragraph" style:parent-style-name="Standard">
      <style:text-properties style:font-name="DejaVu Sans Mono" fo:font-size="8pt" officeooo:rsid="00081fc8" officeooo:paragraph-rsid="00081fc8" style:font-size-asian="8pt" style:font-size-complex="8pt"/>
    </style:style>
    <style:style style:name="P5" style:family="paragraph" style:parent-style-name="Standard">
      <style:text-properties style:font-name="DejaVu Sans Mono" fo:font-size="8pt" officeooo:rsid="0009339a" officeooo:paragraph-rsid="0009339a" style:font-size-asian="8pt" style:font-size-complex="8pt"/>
    </style:style>
    <style:style style:name="P6" style:family="paragraph" style:parent-style-name="Standard">
      <style:text-properties fo:color="#993366" style:font-name="DejaVu Sans Mono" fo:font-size="8pt" officeooo:rsid="0006c8b1" officeooo:paragraph-rsid="0006c8b1" style:font-size-asian="8pt" style:font-size-complex="8pt"/>
    </style:style>
    <style:style style:name="P7" style:family="paragraph" style:parent-style-name="Standard">
      <style:text-properties fo:color="#993366" style:font-name="DejaVu Sans Mono" fo:font-size="8pt" officeooo:rsid="00081fc8" officeooo:paragraph-rsid="00081fc8" style:font-size-asian="8pt" style:font-size-complex="8pt"/>
    </style:style>
    <style:style style:name="P8" style:family="paragraph" style:parent-style-name="Standard">
      <style:text-properties fo:color="#993366" style:font-name="DejaVu Sans Mono" fo:font-size="8pt" officeooo:rsid="00022538" officeooo:paragraph-rsid="00022538" style:font-size-asian="8pt" style:font-size-complex="8pt"/>
    </style:style>
    <style:style style:name="P9" style:family="paragraph" style:parent-style-name="Standard">
      <style:text-properties fo:color="#993366" style:font-name="DejaVu Sans Mono" fo:font-size="8pt" officeooo:rsid="00035e96" officeooo:paragraph-rsid="00035e96" style:font-size-asian="8pt" style:font-size-complex="8pt"/>
    </style:style>
    <style:style style:name="P10" style:family="paragraph" style:parent-style-name="Standard">
      <style:text-properties fo:color="#993366" style:font-name="DejaVu Sans Mono" fo:font-size="8pt" officeooo:rsid="00053ef0" officeooo:paragraph-rsid="00053ef0" style:font-size-asian="8pt" style:font-size-complex="8pt"/>
    </style:style>
    <style:style style:name="P11" style:family="paragraph" style:parent-style-name="Heading">
      <style:text-properties fo:font-size="16pt" fo:font-weight="bold" style:font-weight-asian="bold" style:font-weight-complex="bold"/>
    </style:style>
    <style:style style:name="P12" style:family="paragraph" style:parent-style-name="Heading">
      <style:text-properties fo:font-size="12pt" fo:font-weight="bold" style:font-weight-asian="bold" style:font-weight-complex="bold"/>
    </style:style>
    <style:style style:name="P13" style:family="paragraph" style:parent-style-name="Heading">
      <style:paragraph-properties fo:break-before="page"/>
      <style:text-properties style:font-name="Liberation Sans" fo:font-size="16pt" fo:font-weight="bold" officeooo:rsid="00126637" officeooo:paragraph-rsid="00126637" style:font-size-asian="8pt" style:font-weight-asian="bold" style:font-size-complex="8pt" style:font-weight-complex="bold"/>
    </style:style>
    <style:style style:name="P14" style:family="paragraph" style:parent-style-name="Table_20_Contents">
      <style:text-properties style:font-name="DejaVu Sans Mono" fo:font-size="5.5pt" style:font-size-asian="5.5pt" style:font-size-complex="5.5pt"/>
    </style:style>
    <style:style style:name="P15" style:family="paragraph" style:parent-style-name="Table_20_Contents">
      <style:text-properties style:font-name="DejaVu Sans Mono" fo:font-size="5.5pt" officeooo:rsid="0013de97" officeooo:paragraph-rsid="0013de97" style:font-size-asian="5.5pt" style:font-size-complex="5.5pt"/>
    </style:style>
    <style:style style:name="P16" style:family="paragraph" style:parent-style-name="Table_20_Contents">
      <style:text-properties style:font-name="DejaVu Sans Mono" fo:font-size="5.5pt" officeooo:rsid="0013f8ac" officeooo:paragraph-rsid="0013f8ac" style:font-size-asian="5.5pt" style:font-size-complex="5.5pt"/>
    </style:style>
    <style:style style:name="P17" style:family="paragraph" style:parent-style-name="Table_20_Contents">
      <style:text-properties style:font-name="DejaVu Sans Mono" fo:font-size="5.5pt" officeooo:rsid="0014dead" officeooo:paragraph-rsid="0014dead" style:font-size-asian="5.5pt" style:font-size-complex="5.5pt"/>
    </style:style>
    <style:style style:name="P18" style:family="paragraph" style:parent-style-name="Table_20_Contents">
      <style:text-properties style:font-name="Liberation Sans" fo:font-size="10pt" fo:font-weight="bold" officeooo:rsid="00126637" officeooo:paragraph-rsid="00126637" style:font-size-asian="8pt" style:font-weight-asian="bold" style:font-size-complex="8pt" style:font-weight-complex="bold"/>
    </style:style>
    <style:style style:name="T1" style:family="text">
      <style:text-properties officeooo:rsid="00053ef0"/>
    </style:style>
    <style:style style:name="T2" style:family="text">
      <style:text-properties officeooo:rsid="0009339a"/>
    </style:style>
    <style:style style:name="T3" style:family="text">
      <style:text-properties fo:color="#993366"/>
    </style:style>
    <style:style style:name="T4" style:family="text">
      <style:text-properties fo:color="#66cc00"/>
    </style:style>
    <style:style style:name="T5" style:family="text">
      <style:text-properties officeooo:rsid="00099dd4"/>
    </style:style>
    <style:style style:name="T6" style:family="text">
      <style:text-properties officeooo:rsid="0013f8ac"/>
    </style:style>
    <style:style style:name="T7" style:family="text">
      <style:text-properties officeooo:rsid="001748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-start text:name="__DdeLink__62_2099790581"/>Input file for <text:span text:style-name="T7">the TRAPRB </text:span><text:bookmark-end text:name="__DdeLink__62_2099790581"/><text:span text:style-name="T7">code [Jarmain&amp;McCallum1970]</text:span></text:p>
      <text:p text:style-name="P12"><text:span text:style-name="T2">Variable d</text:span>escriptions <text:span text:style-name="T2">found in </text:span>program “FCF486.FOR” <text:span text:style-name="T5">(sent by Prof. Amaury)</text:span></text:p>
      <text:p text:style-name="P6"/>
      <text:p text:style-name="P6"><text:bookmark-start text:name="__DdeLink__58_2099790581"/>C... <text:s/>NI = 0 ALLOWS DENSITY GRAPHS TO BE PRODUCED.OTHER VALUES DO NO</text:p>
      <text:p text:style-name="P6">C... <text:s/>NS <text:s/>GIVES ORTHOGONALITY TEST IF = 1</text:p>
      <text:p text:style-name="P6">C... <text:s/>IGRAPH</text:p>
      <text:p text:style-name="P6">C... <text:s/>IENERG</text:p>
      <text:p text:style-name="P6">C... <text:s/>ISTATE = 2 FOR A TRANSITION = 1 FOR A SINGLE STATE</text:p>
      <text:p text:style-name="P6">C... <text:s/>RMIN <text:s text:c="2"/>MINIMUM RADIUS FOR CALCULATION OF WAVEFUNCTIONS</text:p>
      <text:p text:style-name="P6">C... <text:s/>RMAX <text:s text:c="2"/>MAXIMUM RADIUS FOR CALCULATION OF WAVEFUNCTIONS</text:p>
      <text:p text:style-name="P6">C... <text:s/>DELR <text:s text:c="2"/>RADIAL INTERVAL FOR CALCULATION OF WAVEFUNCTIONS</text:p>
      <text:p text:style-name="P6">C... <text:s/>MAXV <text:s text:c="2"/>MAXIMUM QUANTUM NUMBER FOR CALCULATION OF RESULTS</text:p>
      <text:p text:style-name="P6">C... <text:s/>BE <text:s text:c="4"/>EQUILBRIUM ROTATIONAL CONSTANT</text:p>
      <text:p text:style-name="P6">C... <text:s/>DE <text:s text:c="4"/>DISSOCIATION ENERGY OR ESTIMATE THEREOF</text:p>
      <text:p text:style-name="P6">C... <text:s/>KDMAXV MAXIMUM QUANTUM NUMBER FOR CALCULATION OF KLEIN DUNHAM</text:p>
      <text:p text:style-name="P6">C... <text:s text:c="8"/>POTENTIAL.MUST BE AT LEAST 2 AND NOT MORE THAN 30</text:p>
      <text:p text:style-name="P6">C... <text:s/>NEIG <text:s text:c="2"/>USED FOR WORK IN THE CONTINUUM, NUMBER OF ENERGY LEVELS</text:p>
      <text:p text:style-name="P6">C... <text:s text:c="8"/>TO CALCULATE CONTINUUM WAVEFUNCTIONS AT<text:bookmark-end text:name="__DdeLink__58_2099790581"/></text:p>
      <text:p text:style-name="P6"/>
      <text:p text:style-name="P6"/>
      <text:p text:style-name="P7">C... <text:s/>READ IN EXPERIMENTAL EIGENVALUES AND ROTATIONAL CONSTANTS</text:p>
      <text:p text:style-name="P7"/>
      <text:p text:style-name="P7">(JT) EV: experimental eigenvalues (dimension 32 in program, but only 14 values present in file)</text:p>
      <text:p text:style-name="P7">(JT) BV: rotational constants (dimension 32 in program, but only 14 values present in file)</text:p>
      <text:p text:style-name="P4"/>
      <text:p text:style-name="P3"/>
      <text:p text:style-name="P12"><text:span text:style-name="T2">Annotated input </text:span>file <text:span text:style-name="T2">(“oh.dat”)</text:span></text:p>
      <text:p text:style-name="P2"/>
      <text:p text:style-name="P5"><text:span text:style-name="T4">Green</text:span> – found in NIST Chemistry Web Book</text:p>
      <text:p text:style-name="P5"/>
      <text:p text:style-name="P8"><text:bookmark-start text:name="__DdeLink__52_2099790581"/><text:s text:c="59"/>ISTATE</text:p>
      <text:p text:style-name="P8"><text:s text:c="56"/>IENERG <text:s/>|</text:p>
      <text:p text:style-name="P8"><text:s text:c="53"/>IGRAPH <text:s/>| <text:s/>|</text:p>
      <text:p text:style-name="P8"><text:s text:c="51"/>NI NS <text:s/>| <text:s/>| <text:s/>|</text:p>
      <text:p text:style-name="P1"><text:span text:style-name="T3">TITLE--------------------------------------------- <text:s/>| <text:s/>| <text:s/>| <text:s/>| <text:s/>| </text:span><text:s/></text:p>
      <text:p text:style-name="P1">1 <text:s/>OH A DOUBLET SIGMA UPPER STATE <text:s text:c="18"/>0 <text:s/>1 <text:s/>0 <text:s/>0 <text:s/>2</text:p>
      <text:p text:style-name="P1"/>
      <text:p text:style-name="P9">ZMU-------RMIN------RMAX------DELR------</text:p>
      <text:p text:style-name="P1">0.9480871 <text:s text:c="4"/>0.750 <text:s text:c="4"/>3.500 <text:s text:c="4"/>0.005</text:p>
      <text:p text:style-name="P1"/>
      <text:p text:style-name="P1"><text:bookmark-start text:name="__DdeLink__60_2099790581"/></text:p>
      <text:p text:style-name="P9">MAXV</text:p>
      <text:p text:style-name="P9">--- <text:s text:c="6"/>BE <text:s text:c="7"/>DE <text:s text:c="39"/>KDMAXV NEIG</text:p>
      <text:p text:style-name="P9"><text:s text:c="2"/>| <text:s text:c="6"/>----------========== <text:s text:c="35"/>===---</text:p>
      <text:p text:style-name="P1"><text:s/>12 <text:s text:c="10"/><text:span text:style-name="T4">17.358</text:span> <text:s/>35000.00 <text:s text:c="36"/>12 <text:s text:c="5"/><text:bookmark-end text:name="__DdeLink__60_2099790581"/><text:s text:c="2"/></text:p>
      <text:p text:style-name="P1"/>
      <text:p text:style-name="P10">EV(32)</text:p>
      <text:p text:style-name="P1"><text:s text:c="5"/>00.00 <text:s text:c="2"/>1565.99 <text:s text:c="2"/>4554.82 <text:s text:c="2"/>7351.07 <text:s text:c="2"/>9959.53 <text:s/>12392.75 <text:s/>14671.06 <text:s/>16822.54</text:p>
      <text:p text:style-name="P1"><text:s text:c="2"/>18883.03 <text:s/>20896.17 <text:s/>22913.33 <text:s/>24993.67 <text:s/>27204.10 <text:s/>29619.32</text:p>
      <text:p text:style-name="P1"></text:p>
      <text:p text:style-name="P8"><text:span text:style-name="T1">BV(32)</text:span></text:p>
      <text:p text:style-name="P1"><text:s text:c="3"/>17.3580 <text:s text:c="2"/>16.9606 <text:s text:c="2"/>16.1418 <text:s text:c="2"/>15.2910 <text:s text:c="2"/>14.4082 <text:s text:c="2"/>13.4934 <text:s text:c="2"/>12.5466 <text:s text:c="2"/>11.5678 <text:s text:c="2"/></text:p>
      <text:p text:style-name="P1"><text:s text:c="3"/>10.5570 <text:s text:c="3"/>9.5142 <text:s text:c="3"/>8.4394 <text:s text:c="3"/>7.3326 <text:s text:c="3"/>6.1938 <text:s text:c="3"/>5.0230</text:p>
      <text:p text:style-name="P1"></text:p>
      <text:p text:style-name="P8"><text:span text:style-name="T2">FINAL STATE: </text:span><text:span text:style-name="T2">SAME STRUCTURE AS BEFORE</text:span></text:p>
      <text:p text:style-name="P1">1 <text:s/>OH X DOUBLET PI <text:s/>GROUND STATE <text:s text:c="19"/>0 <text:s/>1 <text:s/>0 <text:s/>0 <text:s/>2</text:p>
      <text:p text:style-name="P1">0.9480871 <text:s text:c="5"/>0.650 <text:s text:c="2"/>3.500 <text:s text:c="4"/>0.005</text:p>
      <text:p text:style-name="P1"><text:s/>12 <text:s text:c="9"/>18.9108 <text:s/>39162.18 <text:s text:c="36"/>12</text:p>
      <text:p text:style-name="P1"><text:s text:c="6"/>0.00 <text:s text:c="2"/>1847.73 <text:s text:c="2"/>5417.37 <text:s text:c="2"/>8821.40 <text:s/>12061.76 <text:s/>15139.53 <text:s/>18054.80 <text:s/>20806.55</text:p>
      <text:p text:style-name="P1"><text:s text:c="2"/>23392.49 <text:s/>25808.94 <text:s/>28050.69 <text:s/>30110.87 <text:s/>31980.82 <text:s/>33649.91</text:p>
      <text:p text:style-name="P1"></text:p>
      <text:p text:style-name="P1"></text:p>
      <text:p text:style-name="P1"><text:s text:c="3"/>18.9108 <text:s text:c="2"/>18.5504 <text:s text:c="2"/>17.8387 <text:s text:c="2"/>17.1366 <text:s text:c="2"/>16.4411 <text:s text:c="2"/>15.7493 <text:s text:c="2"/>15.0581 <text:s text:c="2"/>14.3645 <text:s/></text:p>
      <text:p text:style-name="P1"><text:s text:c="3"/>13.6655 <text:s text:c="2"/>12.9581 <text:s text:c="2"/>12.2394 <text:s text:c="2"/>11.5063 <text:s text:c="2"/>10.7557 <text:s text:c="3"/>9.9849<text:bookmark-end text:name="__DdeLink__52_2099790581"/></text:p>
      <text:p text:style-name="P1"></text:p>
      <text:p text:style-name="P1"></text:p>
      <text:p text:style-name="P1"></text:p>
      <text:p text:style-name="P12">List of existing input file names</text:p>
      <text:p text:style-name="P5"/>
      <text:p text:style-name="P5">Directory: ATMOS/wrk4/bruno/Mole/Fc</text:p>
      <text:p text:style-name="P5"/>
      <text:p text:style-name="P5">chb.dat <text:s/>chc.dat <text:s/>ch.dat <text:s/>cn.dat <text:s/>mghb.dat <text:s/>mgh.dat <text:s/>nh.dat <text:s/>oh.dat sih.dat</text:p>
      <text:p text:style-name="P13">Comparisons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Original from ATMOS/wrk4/bruno/Mole/Fc</text:p>
          </table:table-cell>
          <table:table-cell table:style-name="Table1.B1" office:value-type="string">
            <text:p text:style-name="P18">F311-generated</text:p>
          </table:table-cell>
        </table:table-row>
        <table:table-row>
          <table:table-cell table:style-name="Table1.A2" office:value-type="string">
            <text:p text:style-name="P15">1 <text:s/>OH A DOUBLET SIGMA UPPER STATE <text:s text:c="18"/>0 <text:s/>1 <text:s/>0 <text:s/>0 <text:s/>2</text:p>
            <text:p text:style-name="P15"><text:s text:c="2"/>0.948087 <text:s text:c="5"/>0.75 <text:s text:c="6"/>3.5 <text:s text:c="4"/>0.005</text:p>
            <text:p text:style-name="P15"><text:s/>12 <text:s text:c="10"/>17.358 <text:s text:c="4"/>35000 <text:s text:c="36"/>12</text:p>
            <text:p text:style-name="P15"><text:s text:c="9"/>0 <text:s text:c="2"/>1565.99 <text:s text:c="2"/>4554.82 <text:s text:c="2"/>7351.07 <text:s text:c="2"/>9959.53 <text:s text:c="2"/>12392.8 <text:s text:c="2"/>14671.1 <text:s text:c="2"/>16822.5</text:p>
            <text:p text:style-name="P15"><text:s text:c="5"/>18883 <text:s text:c="2"/>20896.2 <text:s text:c="2"/>22913.3 <text:s text:c="2"/>24993.7 <text:s text:c="2"/>27204.1 <text:s text:c="2"/>29619.3</text:p>
            <text:p text:style-name="P15"></text:p>
            <text:p text:style-name="P15"></text:p>
            <text:p text:style-name="P15"><text:s text:c="4"/>17.358 <text:s text:c="2"/>16.9606 <text:s text:c="2"/>16.1418 <text:s text:c="3"/>15.291 <text:s text:c="2"/>14.4082 <text:s text:c="2"/>13.4934 <text:s text:c="2"/>12.5466 <text:s text:c="2"/>11.5678</text:p>
            <text:p text:style-name="P15"><text:s text:c="4"/>10.557 <text:s text:c="3"/>9.5142 <text:s text:c="3"/>8.4394 <text:s text:c="3"/>7.3326 <text:s text:c="3"/>6.1938 <text:s text:c="4"/>5.023</text:p>
            <text:p text:style-name="P15"></text:p>
            <text:p text:style-name="P15"></text:p>
            <text:p text:style-name="P15">1 <text:s/>OH X DOUBLET PI <text:s/>GROUND STATE <text:s text:c="19"/>0 <text:s/>1 <text:s/>0 <text:s/>0 <text:s/>2</text:p>
            <text:p text:style-name="P15"><text:s text:c="2"/>0.948087 <text:s text:c="5"/>0.65 <text:s text:c="6"/>3.5 <text:s text:c="4"/>0.005</text:p>
            <text:p text:style-name="P15"><text:s/>12 <text:s text:c="9"/>18.9108 <text:s text:c="2"/>39162.2 <text:s text:c="36"/>12</text:p>
            <text:p text:style-name="P15"><text:s text:c="9"/>0 <text:s text:c="2"/>1847.73 <text:s text:c="2"/>5417.37 <text:s text:c="3"/>8821.4 <text:s text:c="2"/>12061.8 <text:s text:c="2"/>15139.5 <text:s text:c="2"/>18054.8 <text:s text:c="2"/>20806.5</text:p>
            <text:p text:style-name="P15"><text:s text:c="3"/>23392.5 <text:s text:c="2"/>25808.9 <text:s text:c="2"/>28050.7 <text:s text:c="2"/>30110.9 <text:s text:c="2"/>31980.8 <text:s text:c="2"/>33649.9</text:p>
            <text:p text:style-name="P15"></text:p>
            <text:p text:style-name="P15"></text:p>
            <text:p text:style-name="P15"><text:s text:c="3"/>18.9108 <text:s text:c="2"/>18.5504 <text:s text:c="2"/>17.8387 <text:s text:c="2"/>17.1366 <text:s text:c="2"/>16.4411 <text:s text:c="2"/>15.7493 <text:s text:c="2"/>15.0581 <text:s text:c="2"/>14.3645</text:p>
            <text:p text:style-name="P15"><text:s text:c="3"/>13.6655 <text:s text:c="2"/>12.9581 <text:s text:c="2"/>12.2394 <text:s text:c="2"/>11.5063 <text:s text:c="2"/>10.7557 <text:s text:c="3"/>9.9849</text:p>
            <text:p text:style-name="P15"></text:p>
            <text:p text:style-name="P15"></text:p>
          </table:table-cell>
          <table:table-cell table:style-name="Table1.B2" office:value-type="string">
            <text:p text:style-name="P15">OH A 2 Sigma <text:s text:c="39"/>0 <text:s/>1 <text:s/>0 <text:s/>0 <text:s/>2</text:p>
            <text:p text:style-name="P15"><text:s text:c="2"/>0.941883 <text:s text:c="5"/>0.75 <text:s text:c="6"/>3.5 <text:s text:c="4"/>0.005</text:p>
            <text:p text:style-name="P15"><text:s/>12 <text:s text:c="10"/>17.358 <text:s text:c="2"/>27188.6 <text:s text:c="36"/>12</text:p>
            <text:p text:style-name="P15"><text:s text:c="9"/>0 <text:s text:c="3"/>1566.2 <text:s text:c="2"/>4559.23 <text:s text:c="2"/>7366.42 <text:s text:c="2"/>9987.78 <text:s text:c="2"/>12423.3 <text:s text:c="4"/>14673 <text:s text:c="2"/>16736.8</text:p>
            <text:p text:style-name="P15"><text:s text:c="3"/>18614.9 <text:s text:c="2"/>20307.1 <text:s text:c="2"/>21813.4 <text:s text:c="2"/>23133.9 <text:s text:c="2"/>24268.6 <text:s text:c="2"/>25217.5</text:p>
            <text:p text:style-name="P15"></text:p>
            <text:p text:style-name="P15"></text:p>
            <text:p text:style-name="P15"><text:s text:c="4"/>17.358 <text:s text:c="2"/>16.9646 <text:s text:c="2"/>16.1778 <text:s text:c="3"/>15.391 <text:s text:c="2"/>14.6042 <text:s text:c="2"/>13.8174 <text:s text:c="2"/>13.0306 <text:s text:c="2"/>12.2438</text:p>
            <text:p text:style-name="P15"><text:s text:c="4"/>11.457 <text:s text:c="2"/>10.6702 <text:s text:c="3"/>9.8834 <text:s text:c="3"/>9.0966 <text:s text:c="3"/>8.3098 <text:s text:c="4"/>7.523</text:p>
            <text:p text:style-name="P15"></text:p>
            <text:p text:style-name="P15"></text:p>
            <text:p text:style-name="P15">OH X 2 Pi <text:s text:c="42"/>0 <text:s/>1 <text:s/>0 <text:s/>0 <text:s/>2</text:p>
            <text:p text:style-name="P15"><text:s text:c="2"/>0.941883 <text:s text:c="5"/>0.75 <text:s text:c="6"/>3.5 <text:s text:c="4"/>0.005</text:p>
            <text:p text:style-name="P15"><text:s/>12 <text:s text:c="9"/>18.9108 <text:s text:c="2"/>41148.2 <text:s text:c="36"/>12</text:p>
            <text:p text:style-name="P15"><text:s text:c="9"/>0 <text:s text:c="2"/>1847.66 <text:s text:c="2"/>5415.66 <text:s text:c="2"/>8813.89 <text:s text:c="2"/>12042.4 <text:s text:c="2"/>15101.1 <text:s text:c="4"/>17990 <text:s text:c="2"/>20709.2</text:p>
            <text:p text:style-name="P15"><text:s text:c="3"/>23258.6 <text:s text:c="2"/>25638.3 <text:s text:c="2"/>27848.2 <text:s text:c="2"/>29888.3 <text:s text:c="2"/>31758.7 <text:s text:c="2"/>33459.3</text:p>
            <text:p text:style-name="P15"></text:p>
            <text:p text:style-name="P15"></text:p>
            <text:p text:style-name="P15"><text:s text:c="3"/>18.9108 <text:s text:c="2"/>18.5487 <text:s text:c="2"/>17.8245 <text:s text:c="2"/>17.1003 <text:s text:c="2"/>16.3761 <text:s text:c="2"/>15.6519 <text:s text:c="2"/>14.9277 <text:s text:c="2"/>14.2035</text:p>
            <text:p text:style-name="P15"><text:s text:c="3"/>13.4793 <text:s text:c="2"/>12.7551 <text:s text:c="2"/>12.0309 <text:s text:c="2"/>11.3067 <text:s text:c="2"/>10.5825 <text:s text:c="3"/>9.8583</text:p>
            <text:p text:style-name="P15"></text:p>
            <text:p text:style-name="P15"></text:p>
          </table:table-cell>
        </table:table-row>
        <table:table-row>
          <table:table-cell table:style-name="Table1.A2" office:value-type="string">
            <text:p text:style-name="P16">1 <text:s/>MgH A DOUBLET PI UPPER STATE <text:s text:c="20"/>0 <text:s/>1 <text:s/>0 <text:s/>0 <text:s/>2</text:p>
            <text:p text:style-name="P16">0.96718516 <text:s text:c="4"/>0.750 <text:s text:c="4"/>5.500 <text:s text:c="4"/>0.005</text:p>
            <text:p text:style-name="P16"><text:s/>10 <text:s text:c="10"/>6.1913 <text:s/>20541.64 <text:s text:c="36"/>10 <text:s text:c="7"/></text:p>
            <text:p text:style-name="P16"><text:s text:c="5"/>00.00 <text:s text:c="3"/>791.23 <text:s text:c="2"/>2325.17 <text:s text:c="2"/>3791.25 <text:s text:c="2"/>5185.66 <text:s text:c="2"/>6504.61 <text:s text:c="2"/>7744.30 <text:s text:c="2"/>8900.93</text:p>
            <text:p text:style-name="P16"><text:s text:c="3"/>9970.70 <text:s/>10949.81 <text:s/>11384.47 <text:s/>12620.89</text:p>
            <text:p text:style-name="P16"></text:p>
            <text:p text:style-name="P16"><text:s text:c="4"/></text:p>
            <text:p text:style-name="P16"><text:s text:c="4"/>6.1913 <text:s text:c="3"/>6.0949 <text:s text:c="3"/>5.9028 <text:s text:c="3"/>5.7117 <text:s text:c="3"/>5.5216 <text:s text:c="3"/>5.3325 <text:s text:c="3"/>5.1444 <text:s text:c="3"/>4.9573 <text:s text:c="2"/></text:p>
            <text:p text:style-name="P16"><text:s text:c="4"/>4.7712 <text:s text:c="3"/>4.5861 <text:s text:c="3"/>4.4020 <text:s text:c="3"/>4.2189</text:p>
            <text:p text:style-name="P16"></text:p>
            <text:p text:style-name="P16"></text:p>
            <text:p text:style-name="P16">1 <text:s/>MgH X DOUBLET SIGMA <text:s/>GROUND STATE <text:s text:c="15"/>0 <text:s/>1 <text:s/>0 <text:s/>0 <text:s/>2</text:p>
            <text:p text:style-name="P16">0.96718516 <text:s text:c="4"/>0.750 <text:s text:c="4"/>5.500 <text:s text:c="4"/>0.005</text:p>
            <text:p text:style-name="P16"><text:s/>10 <text:s text:c="10"/>5.8257 <text:s/>17526.60 <text:s text:c="36"/>10</text:p>
            <text:p text:style-name="P16"><text:s text:c="6"/>0.00 <text:s text:c="3"/>739.67 <text:s text:c="2"/>2171.77 <text:s text:c="2"/>3540.29 <text:s text:c="2"/>4842.07 <text:s text:c="2"/>6071.30 <text:s text:c="2"/>7219.44 <text:s text:c="2"/>8275.23</text:p>
            <text:p text:style-name="P16"><text:s text:c="3"/>9224.70 <text:s/>10051.18 <text:s/>10735.26 <text:s/>11254.84 </text:p>
            <text:p text:style-name="P16"></text:p>
            <text:p text:style-name="P16"></text:p>
            <text:p text:style-name="P16"><text:s text:c="4"/>5.8257 <text:s text:c="3"/>5.7336 <text:s text:c="3"/>5.5515 <text:s text:c="3"/>5.3663 <text:s text:c="3"/>5.1705 <text:s text:c="3"/>4.9566 <text:s text:c="3"/>4.7175 <text:s text:c="3"/>4.4456 <text:s/></text:p>
            <text:p text:style-name="P16"><text:s text:c="4"/>4.1336 <text:s text:c="3"/>3.7741 <text:s text:c="3"/>3.3598 <text:s text:c="3"/>2.8832 <text:s/></text:p>
            <text:p text:style-name="P16"></text:p>
            <text:p text:style-name="P16"></text:p>
          </table:table-cell>
          <table:table-cell table:style-name="Table1.B2" office:value-type="string">
            <text:p text:style-name="P16">MgH A 2 Pi <text:s text:c="41"/>0 <text:s/>1 <text:s/>0 <text:s/>0 <text:s/>2</text:p>
            <text:p text:style-name="P16"><text:s text:c="2"/>0.969696 <text:s text:c="5"/>0.75 <text:s text:c="6"/>3.5 <text:s text:c="4"/>0.005</text:p>
            <text:p text:style-name="P16"><text:s/>12 <text:s text:c="10"/>6.1913 <text:s text:c="2"/>20541.6 <text:s text:c="36"/>12</text:p>
            <text:p text:style-name="P16"><text:s text:c="9"/>0 <text:s text:c="2"/>791.314 <text:s text:c="2"/>2327.31 <text:s text:c="2"/>3801.14 <text:s text:c="3"/>5212.8 <text:s text:c="2"/>6562.29 <text:s text:c="2"/>7849.61 <text:s text:c="2"/>9074.76</text:p>
            <text:p text:style-name="P16"><text:s text:c="3"/>10237.7 <text:s text:c="2"/>11338.6 <text:s text:c="2"/>12377.2 <text:s text:c="2"/>13353.7 <text:s text:c="4"/>14268 <text:s text:c="2"/>15120.1</text:p>
            <text:p text:style-name="P16"></text:p>
            <text:p text:style-name="P16"></text:p>
            <text:p text:style-name="P16"><text:s text:c="4"/>6.1913 <text:s text:c="2"/>6.09475 <text:s text:c="2"/>5.90165 <text:s text:c="2"/>5.70855 <text:s text:c="2"/>5.51545 <text:s text:c="2"/>5.32235 <text:s text:c="2"/>5.12925 <text:s text:c="2"/>4.93615</text:p>
            <text:p text:style-name="P16"><text:s text:c="3"/>4.74305 <text:s text:c="2"/>4.54995 <text:s text:c="2"/>4.35685 <text:s text:c="2"/>4.16375 <text:s text:c="2"/>3.97065 <text:s text:c="2"/>3.77755</text:p>
            <text:p text:style-name="P16"></text:p>
            <text:p text:style-name="P16"></text:p>
            <text:p text:style-name="P16">MgH X 2 Sigma <text:s text:c="38"/>0 <text:s/>1 <text:s/>0 <text:s/>0 <text:s/>2</text:p>
            <text:p text:style-name="P16"><text:s text:c="2"/>0.969696 <text:s text:c="5"/>0.75 <text:s text:c="6"/>3.5 <text:s text:c="4"/>0.005</text:p>
            <text:p text:style-name="P16"><text:s/>12 <text:s text:c="10"/>5.8257 <text:s text:c="2"/>17526.6 <text:s text:c="36"/>12</text:p>
            <text:p text:style-name="P16"><text:s text:c="9"/>0 <text:s text:c="2"/>739.628 <text:s text:c="2"/>2171.05 <text:s text:c="2"/>3538.69 <text:s text:c="2"/>4842.56 <text:s text:c="2"/>6082.65 <text:s text:c="2"/>7258.96 <text:s text:c="2"/>8371.49</text:p>
            <text:p text:style-name="P16"><text:s text:c="3"/>9420.24 <text:s text:c="2"/>10405.2 <text:s text:c="2"/>11326.4 <text:s text:c="2"/>12183.8 <text:s text:c="2"/>12977.5 <text:s text:c="2"/>13707.3</text:p>
            <text:p text:style-name="P16"></text:p>
            <text:p text:style-name="P16"></text:p>
            <text:p text:style-name="P16"><text:s text:c="4"/>5.8257 <text:s text:c="2"/>5.73275 <text:s text:c="2"/>5.54685 <text:s text:c="2"/>5.36095 <text:s text:c="2"/>5.17505 <text:s text:c="2"/>4.98915 <text:s text:c="2"/>4.80325 <text:s text:c="2"/>4.61735</text:p>
            <text:p text:style-name="P16"><text:s text:c="3"/>4.43145 <text:s text:c="2"/>4.24555 <text:s text:c="2"/>4.05965 <text:s text:c="2"/>3.87375 <text:s text:c="2"/>3.68785 <text:s text:c="2"/>3.50195</text:p>
            <text:p text:style-name="P16"></text:p>
            <text:p text:style-name="P16"></text:p>
          </table:table-cell>
        </table:table-row>
        <table:table-row>
          <table:table-cell table:style-name="Table1.A2" office:value-type="string">
            <text:p text:style-name="P16">1 <text:s/>CN <text:s/>B DOUBLET SIGMA UPPER STATE <text:s text:c="17"/>0 <text:s/>1 <text:s/>0 <text:s/>0 <text:s/>2</text:p>
            <text:p text:style-name="P16">6.46219329 <text:s text:c="4"/>0.750 <text:s text:c="4"/>3.500 <text:s text:c="4"/>0.005</text:p>
            <text:p text:style-name="P16"><text:s/>20 <text:s text:c="10"/>1.9730 <text:s/>57951.28 <text:s text:c="36"/>20 <text:s text:c="7"/></text:p>
            <text:p text:style-name="P16"><text:s text:c="5"/>00.00 <text:s text:c="2"/>1076.90 <text:s text:c="2"/>3200.40 <text:s text:c="2"/>5283.50 <text:s text:c="2"/>7326.20 <text:s text:c="2"/>9328.50 <text:s/>11290.40 <text:s/>13211.90</text:p>
            <text:p text:style-name="P16"><text:s text:c="2"/>15093.00 <text:s/>16933.70 <text:s/>18734.00 <text:s/>20493.90 <text:s/>22213.40 <text:s/>23892.50 <text:s/>25531.20 <text:s/>27129.50</text:p>
            <text:p text:style-name="P16"><text:s text:c="2"/>28687.40 <text:s/>30204.90 <text:s/>31682.00 <text:s/>33118.70 <text:s/>34515.00 <text:s/>35870.90</text:p>
            <text:p text:style-name="P16"><text:s text:c="4"/></text:p>
            <text:p text:style-name="P16"><text:s text:c="4"/>1.9730 <text:s text:c="3"/>1.9615 <text:s text:c="3"/>1.9385 <text:s text:c="3"/>1.9155 <text:s text:c="3"/>1.8925 <text:s text:c="3"/>1.8695 <text:s text:c="3"/>1.8465 <text:s text:c="3"/>1.8235 <text:s text:c="2"/></text:p>
            <text:p text:style-name="P16"><text:s text:c="4"/>1.8005 <text:s text:c="3"/>1.7775 <text:s text:c="3"/>1.7545 <text:s text:c="3"/>1.7315 <text:s text:c="3"/>1.7085 <text:s text:c="3"/>1.6855 <text:s text:c="3"/>1.6625 <text:s text:c="3"/>1.6395</text:p>
            <text:p text:style-name="P16"><text:s text:c="4"/>1.6165 <text:s text:c="3"/>1.5935 <text:s text:c="3"/>1.5705 <text:s text:c="3"/>1.5475 <text:s text:c="3"/>1.5245 <text:s text:c="3"/>1.5015</text:p>
            <text:p text:style-name="P16"></text:p>
            <text:p text:style-name="P16">1 <text:s/>CN X DOUBLET SIGMA <text:s/>GROUND STATE <text:s text:c="16"/>0 <text:s/>1 <text:s/>0 <text:s/>0 <text:s/>2</text:p>
            <text:p text:style-name="P16">6.46219329 <text:s text:c="4"/>0.750 <text:s text:c="4"/>3.500 <text:s text:c="4"/>0.005</text:p>
            <text:p text:style-name="P16"><text:s/>20 <text:s text:c="10"/>1.8997 <text:s/>63620.62 <text:s text:c="36"/>20</text:p>
            <text:p text:style-name="P16"><text:s text:c="6"/>0.00 <text:s text:c="2"/>1031.02 <text:s text:c="2"/>3073.41 <text:s text:c="2"/>5089.54 <text:s text:c="2"/>7079.36 <text:s text:c="2"/>9042.81 <text:s/>10979.85 <text:s/>12890.41</text:p>
            <text:p text:style-name="P16"><text:s text:c="2"/>14774.44 <text:s/>16631.89 <text:s/>18462.71 <text:s/>20266.83 <text:s/>22044.20 <text:s/>23794.77 <text:s/>25518.49 <text:s/>27215.29</text:p>
            <text:p text:style-name="P16"><text:s text:c="2"/>28885.13 <text:s/>30527.95 <text:s/>32143.70 <text:s/>33732.31 <text:s/>35293.75 <text:s/>36827.95</text:p>
            <text:p text:style-name="P16"></text:p>
            <text:p text:style-name="P16"><text:s text:c="4"/>1.8997 <text:s text:c="3"/>1.8910 <text:s text:c="3"/>1.8736 <text:s text:c="3"/>1.8561 <text:s text:c="3"/>1.8386 <text:s text:c="3"/>1.8210 <text:s text:c="3"/>1.8033 <text:s text:c="3"/>1.7855 </text:p>
            <text:p text:style-name="P16"><text:s text:c="4"/>1.7677 <text:s text:c="3"/>1.7499 <text:s text:c="3"/>1.7319 <text:s text:c="3"/>1.7139 <text:s text:c="3"/>1.6959 <text:s text:c="3"/>1.6778 <text:s text:c="3"/>1.6596 <text:s text:c="3"/>1.6414</text:p>
            <text:p text:style-name="P16"><text:s text:c="4"/>1.6231 <text:s text:c="3"/>1.6047 <text:s text:c="3"/>1.5863 <text:s text:c="3"/>1.5678 <text:s text:c="3"/>1.5492 <text:s text:c="3"/>1.5306</text:p>
            <text:p text:style-name="P16"></text:p>
          </table:table-cell>
          <table:table-cell table:style-name="Table1.B2" office:value-type="string">
            <text:p text:style-name="P17">CN B 2 Sigma <text:s text:c="39"/>0 <text:s/>1 <text:s/>0 <text:s/>0 <text:s/>2</text:p>
            <text:p text:style-name="P17"><text:s text:c="3"/>6.46154 <text:s text:c="5"/>0.75 <text:s text:c="6"/>3.5 <text:s text:c="4"/>0.005</text:p>
            <text:p text:style-name="P17"><text:s/>20 <text:s text:c="11"/>1.973 <text:s text:c="2"/>57951.3 <text:s text:c="36"/>20</text:p>
            <text:p text:style-name="P17"><text:s text:c="9"/>0 <text:s text:c="3"/>1076.9 <text:s text:c="3"/>3200.4 <text:s text:c="3"/>5283.5 <text:s text:c="3"/>7326.2 <text:s text:c="3"/>9328.5 <text:s text:c="2"/>11290.4 <text:s text:c="2"/>13211.9</text:p>
            <text:p text:style-name="P17"><text:s text:c="5"/>15093 <text:s text:c="2"/>16933.7 <text:s text:c="4"/>18734 <text:s text:c="2"/>20493.9 <text:s text:c="2"/>22213.4 <text:s text:c="2"/>23892.5 <text:s text:c="2"/>25531.2 <text:s text:c="2"/>27129.5</text:p>
            <text:p text:style-name="P17"><text:s text:c="3"/>28687.4 <text:s text:c="2"/>30204.9 <text:s text:c="4"/>31682 <text:s text:c="2"/>33118.7 <text:s text:c="4"/>34515 <text:s text:c="2"/>35870.9</text:p>
            <text:p text:style-name="P17"></text:p>
            <text:p text:style-name="P17"><text:s text:c="5"/>1.973 <text:s text:c="3"/>1.9615 <text:s text:c="3"/>1.9385 <text:s text:c="3"/>1.9155 <text:s text:c="3"/>1.8925 <text:s text:c="3"/>1.8695 <text:s text:c="3"/>1.8465 <text:s text:c="3"/>1.8235</text:p>
            <text:p text:style-name="P17"><text:s text:c="4"/>1.8005 <text:s text:c="3"/>1.7775 <text:s text:c="3"/>1.7545 <text:s text:c="3"/>1.7315 <text:s text:c="3"/>1.7085 <text:s text:c="3"/>1.6855 <text:s text:c="3"/>1.6625 <text:s text:c="3"/>1.6395</text:p>
            <text:p text:style-name="P17"><text:s text:c="4"/>1.6165 <text:s text:c="3"/>1.5935 <text:s text:c="3"/>1.5705 <text:s text:c="3"/>1.5475 <text:s text:c="3"/>1.5245 <text:s text:c="3"/>1.5015</text:p>
            <text:p text:style-name="P17"></text:p>
            <text:p text:style-name="P17">CN X 2 Sigma <text:s text:c="39"/>0 <text:s/>1 <text:s/>0 <text:s/>0 <text:s/>2</text:p>
            <text:p text:style-name="P17"><text:s text:c="3"/>6.46154 <text:s text:c="5"/>0.75 <text:s text:c="6"/>3.5 <text:s text:c="4"/>0.005</text:p>
            <text:p text:style-name="P17"><text:s/>20 <text:s text:c="9"/>1.89974 <text:s text:c="2"/>81742.7 <text:s text:c="36"/>20</text:p>
            <text:p text:style-name="P17"><text:s text:c="9"/>0 <text:s text:c="2"/>1031.02 <text:s text:c="2"/>3073.44 <text:s text:c="2"/>5089.68 <text:s text:c="2"/>7079.75 <text:s text:c="2"/>9043.64 <text:s text:c="2"/>10981.4 <text:s text:c="2"/>12892.9</text:p>
            <text:p text:style-name="P17"><text:s text:c="3"/>14778.3 <text:s text:c="2"/>16637.5 <text:s text:c="2"/>18470.5 <text:s text:c="2"/>20277.4 <text:s text:c="4"/>22058 <text:s text:c="2"/>23812.5 <text:s text:c="2"/>25540.9 <text:s text:c="4"/>27243</text:p>
            <text:p text:style-name="P17"><text:s text:c="5"/>28919 <text:s text:c="2"/>30568.8 <text:s text:c="2"/>32192.4 <text:s text:c="2"/>33789.9 <text:s text:c="2"/>35361.2 <text:s text:c="2"/>36906.3</text:p>
            <text:p text:style-name="P17"></text:p>
            <text:p text:style-name="P17"><text:s text:c="3"/>1.89974 <text:s text:c="2"/>1.89106 <text:s text:c="2"/>1.87369 <text:s text:c="2"/>1.85632 <text:s text:c="2"/>1.83895 <text:s text:c="2"/>1.82158 <text:s text:c="2"/>1.80421 <text:s text:c="2"/>1.78684</text:p>
            <text:p text:style-name="P17"><text:s text:c="3"/>1.76947 <text:s text:c="3"/>1.7521 <text:s text:c="2"/>1.73473 <text:s text:c="2"/>1.71737 <text:s text:c="6"/>1.7 <text:s text:c="2"/>1.68263 <text:s text:c="2"/>1.66526 <text:s text:c="2"/>1.64789</text:p>
            <text:p text:style-name="P17"><text:s text:c="3"/>1.63052 <text:s text:c="2"/>1.61315 <text:s text:c="2"/>1.59578 <text:s text:c="2"/>1.57841 <text:s text:c="2"/>1.56104 <text:s text:c="2"/>1.54368</text:p>
            <text:p text:style-name="P17"><text:span text:style-name="T6"></text:span></text:p>
            <text:p text:style-name="P16"></text:p>
          </table:table-cell>
        </table:table-row>
        <table:table-row>
          <table:table-cell table:style-name="Table1.A2" office:value-type="string">
            <text:p text:style-name="P17">1 <text:s/>CH A DOUBLET DELTA UPPER STATE <text:s text:c="18"/>0 <text:s/>1 <text:s/>0 <text:s/>0 <text:s/>2</text:p>
            <text:p text:style-name="P17">0.92974056 <text:s text:c="4"/>0.750 <text:s text:c="4"/>3.500 <text:s text:c="4"/>0.005</text:p>
            <text:p text:style-name="P17"><text:s/>10 <text:s text:c="10"/>14.934 <text:s/>25000.00 <text:s text:c="36"/>10 <text:s text:c="7"/></text:p>
            <text:p text:style-name="P17"><text:s text:c="5"/>00.00 <text:s text:c="2"/>1441.19 <text:s text:c="2"/>4178.59 <text:s text:c="2"/>6722.69 <text:s text:c="2"/>9073.49 <text:s/>11230.99 <text:s/>13195.19 <text:s/>14966.09</text:p>
            <text:p text:style-name="P17"><text:s text:c="2"/>16543.69 <text:s/>17927.99 <text:s/>19118.99 <text:s/>20116.69 <text:s/></text:p>
            <text:p text:style-name="P17"></text:p>
            <text:p text:style-name="P17"><text:s text:c="4"/></text:p>
            <text:p text:style-name="P17"><text:s text:c="3"/>14.9340 <text:s text:c="2"/>14.5855 <text:s text:c="2"/>13.8885 <text:s text:c="2"/>13.1915 <text:s text:c="2"/>12.4945 <text:s text:c="2"/>11.7975 <text:s text:c="2"/>11.1005 <text:s text:c="2"/>10.4035 <text:s text:c="2"/></text:p>
            <text:p text:style-name="P17"><text:s text:c="4"/>9.7065 <text:s text:c="3"/>9.0095 <text:s text:c="3"/>8.3125 <text:s text:c="3"/>7.6155 <text:s text:c="2"/></text:p>
            <text:p text:style-name="P17"></text:p>
            <text:p text:style-name="P17"></text:p>
            <text:p text:style-name="P17">1 <text:s/>CH X DOUBLET PI <text:s/>GROUND STATE <text:s text:c="19"/>0 <text:s/>1 <text:s/>0 <text:s/>0 <text:s/>2</text:p>
            <text:p text:style-name="P17">0.92974056 <text:s text:c="4"/>0.750 <text:s text:c="4"/>3.500 <text:s text:c="4"/>0.005</text:p>
            <text:p text:style-name="P17"><text:s/>10 <text:s text:c="9"/>14.4570 <text:s/>29361.04 <text:s text:c="36"/>10</text:p>
            <text:p text:style-name="P17"><text:s text:c="6"/>0.00 <text:s text:c="2"/>1413.49 <text:s text:c="2"/>4145.95 <text:s text:c="2"/>6752.37 <text:s text:c="2"/>9232.75 <text:s/>11587.09 <text:s/>13815.39 <text:s/>15917.65</text:p>
            <text:p text:style-name="P17"><text:s text:c="2"/>17893.87 <text:s/>19744.05 <text:s/>21468.19 <text:s/>23066.29 <text:s/></text:p>
            <text:p text:style-name="P17"></text:p>
            <text:p text:style-name="P17"></text:p>
            <text:p text:style-name="P17"><text:s text:c="3"/>14.4570 <text:s text:c="2"/>14.1900 <text:s text:c="2"/>13.6560 <text:s text:c="2"/>13.1220 <text:s text:c="2"/>12.5880 <text:s text:c="2"/>12.0540 <text:s text:c="2"/>11.5200 <text:s text:c="2"/>10.9860 <text:s/></text:p>
            <text:p text:style-name="P17"><text:s text:c="3"/>10.4520 <text:s text:c="3"/>9.9180 <text:s text:c="3"/>9.3840 <text:s text:c="3"/>8.8500 <text:s/></text:p>
            <text:p text:style-name="P17"></text:p>
            <text:p text:style-name="P17"></text:p>
            <text:p text:style-name="P17"></text:p>
          </table:table-cell>
          <table:table-cell table:style-name="Table1.B2" office:value-type="string">
            <text:p text:style-name="P17">CH A 2 Delta <text:s text:c="39"/>0 <text:s/>1 <text:s/>0 <text:s/>0 <text:s/>2</text:p>
            <text:p text:style-name="P17"><text:s text:c="2"/>0.923077 <text:s text:c="5"/>0.75 <text:s text:c="6"/>3.5 <text:s text:c="4"/>0.005</text:p>
            <text:p text:style-name="P17"><text:s/>10 <text:s text:c="10"/>14.934 <text:s text:c="2"/>22216.8 <text:s text:c="36"/>10</text:p>
            <text:p text:style-name="P17"><text:s text:c="9"/>0 <text:s text:c="2"/>1441.19 <text:s text:c="2"/>4178.59 <text:s text:c="2"/>6722.69 <text:s text:c="2"/>9073.49 <text:s text:c="4"/>11231 <text:s text:c="2"/>13195.2 <text:s text:c="2"/>14966.1</text:p>
            <text:p text:style-name="P17"><text:s text:c="3"/>16543.7 <text:s text:c="4"/>17928 <text:s text:c="4"/>19119 <text:s text:c="2"/>20116.7</text:p>
            <text:p text:style-name="P17"></text:p>
            <text:p text:style-name="P17"></text:p>
            <text:p text:style-name="P17"><text:s text:c="4"/>14.934 <text:s text:c="2"/>14.5855 <text:s text:c="2"/>13.8885 <text:s text:c="2"/>13.1915 <text:s text:c="2"/>12.4945 <text:s text:c="2"/>11.7975 <text:s text:c="2"/>11.1005 <text:s text:c="2"/>10.4035</text:p>
            <text:p text:style-name="P17"><text:s text:c="4"/>9.7065 <text:s text:c="3"/>9.0095 <text:s text:c="3"/>8.3125 <text:s text:c="3"/>7.6155</text:p>
            <text:p text:style-name="P17"></text:p>
            <text:p text:style-name="P17"></text:p>
            <text:p text:style-name="P17">CH X 2 Pi <text:s text:c="42"/>0 <text:s/>1 <text:s/>0 <text:s/>0 <text:s/>2</text:p>
            <text:p text:style-name="P17"><text:s text:c="2"/>0.923077 <text:s text:c="5"/>0.75 <text:s text:c="6"/>3.5 <text:s text:c="4"/>0.005</text:p>
            <text:p text:style-name="P17"><text:s/>10 <text:s text:c="10"/>14.457 <text:s text:c="2"/>32414.4 <text:s text:c="36"/>10</text:p>
            <text:p text:style-name="P17"><text:s text:c="9"/>0 <text:s text:c="2"/>1413.49 <text:s text:c="2"/>4145.95 <text:s text:c="2"/>6752.38 <text:s text:c="2"/>9232.75 <text:s text:c="2"/>11587.1 <text:s text:c="2"/>13815.4 <text:s text:c="2"/>15917.7</text:p>
            <text:p text:style-name="P17"><text:s text:c="3"/>17893.9 <text:s text:c="2"/>19744.1 <text:s text:c="2"/>21468.2 <text:s text:c="2"/>23066.3</text:p>
            <text:p text:style-name="P17"></text:p>
            <text:p text:style-name="P17"></text:p>
            <text:p text:style-name="P17"><text:s text:c="4"/>14.457 <text:s text:c="4"/>14.19 <text:s text:c="3"/>13.656 <text:s text:c="3"/>13.122 <text:s text:c="3"/>12.588 <text:s text:c="3"/>12.054 <text:s text:c="4"/>11.52 <text:s text:c="3"/>10.986</text:p>
            <text:p text:style-name="P17"><text:s text:c="4"/>10.452 <text:s text:c="4"/>9.918 <text:s text:c="4"/>9.384 <text:s text:c="5"/>8.85</text:p>
            <text:p text:style-name="P17"></text:p>
            <text:p text:style-name="P17"></text:p>
          </table:table-cell>
        </table:table-row>
      </table:table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oto Sans" svg:font-family="'Noto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</meta:initial-creator>
    <meta:creation-date>2017-11-17T18:11:28.876077309</meta:creation-date>
    <dc:date>2017-11-22T18:55:11.335647129</dc:date>
    <dc:creator>j </dc:creator>
    <meta:editing-duration>P5DT16M34S</meta:editing-duration>
    <meta:editing-cycles>10</meta:editing-cycles>
    <meta:generator>LibreOffice/4.2.6.3$Linux_X86_64 LibreOffice_project/420m0$Build-3</meta:generator>
    <meta:document-statistic meta:table-count="1" meta:image-count="0" meta:object-count="0" meta:page-count="2" meta:paragraph-count="239" meta:word-count="1129" meta:character-count="10854" meta:non-whitespace-character-count="6135"/>
  </office:meta>
</office:document-meta>
</file>